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表3" style:family="table">
      <style:table-properties style:width="17.013cm" fo:margin-left="0cm" fo:margin-right="-0.012cm" table:align="margins"/>
    </style:style>
    <style:style style:name="表3.A" style:family="table-column">
      <style:table-column-properties style:column-width="0.55cm" style:rel-column-width="2119*"/>
    </style:style>
    <style:style style:name="表3.B" style:family="table-column">
      <style:table-column-properties style:column-width="16.462cm" style:rel-column-width="63416*"/>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list-style-name="L1">
      <style:text-properties fo:font-size="15pt" style:font-size-asian="15pt" style:font-size-complex="15pt"/>
    </style:style>
    <style:style style:name="P17" style:family="paragraph" style:parent-style-name="Standard">
      <style:text-properties fo:color="#3333ff" style:font-name="Arial" fo:font-size="24pt" fo:background-color="#ffff99" style:font-name-asian="Arial" style:font-size-asian="24pt" style:font-size-complex="24pt"/>
    </style:style>
    <style:style style:name="P1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9" style:family="paragraph" style:parent-style-name="Standard">
      <style:text-properties fo:color="#3333ff" fo:font-size="20pt" fo:background-color="#ffcc00" style:font-size-asian="20pt" style:font-size-complex="20pt"/>
    </style:style>
    <style:style style:name="P20" style:family="paragraph" style:parent-style-name="Standard" style:list-style-name="L1"/>
    <style:style style:name="P21" style:family="paragraph" style:parent-style-name="Table_20_Contents">
      <style:text-properties fo:font-size="15pt" style:font-size-asian="15pt" style:font-size-complex="15pt"/>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fo:font-size="15pt" style:font-size-asian="15pt" style:font-size-complex="15pt"/>
    </style:style>
    <style:style style:name="T4" style:family="text">
      <style:text-properties fo:font-size="15pt" style:font-size-asian="15pt" style:language-asian="ja" style:country-asian="JP" style:font-size-complex="15pt"/>
    </style:style>
    <style:style style:name="T5" style:family="text">
      <style:text-properties style:language-asian="ja" style:country-asian="JP"/>
    </style:style>
    <style:style style:name="T6"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18</dc:date><text:p text:style-name="P22"><text:span text:style-name="T6">:d-1</text:span></text:p><text:p text:style-name="P22"><text:span text:style-name="T6">https://www.uniper.energy/enerlytics/set-up-running/implementation/architecture</text:span></text:p></office:annotation>operation flexibility<office:annotation-end office:name="__Annotation__30183_1738740099"/>,</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text:span text:style-name="T2"> %#to liquefy CH4 for easier transport</text:span>,</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
        <text:p text:style-name="P8"/>
        <text:p text:style-name="P11">#7.0.1</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text:soft-page-break/>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text:span text:style-name="T1">reverse water–gas shift (RWGS) reaction</text:spa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8"/>
        <text:p text:style-name="P11">#7.1.1</text:p>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8"/>
        <text:p text:style-name="P11">#7.1.2</text:p>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oft-page-break/><text:s/>while CO2 is added to deal with the excess H2 in the feed (compared to reaction (6)),</text:p>
        <text:p text:style-name="P1"/>
        <text:p text:style-name="P8"/>
        <text:p text:style-name="P11">#7.1.3</text:p>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text:soft-page-break/></text:p>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8"/>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oft-page-break/><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text:soft-page-break/>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text:soft-page-break/>(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oft-page-break/><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oft-page-break/><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text:soft-page-break/></text:p>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oft-page-break/><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text:soft-page-break/></text:p>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text:soft-page-break/></text:p>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text:soft-page-break/>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text:soft-page-break/>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oft-page-break/><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text:soft-page-break/>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oft-page-break/><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text:soft-page-break/>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ext:soft-page-break/>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oft-page-break/><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text:soft-page-break/>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text:soft-page-break/>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text:soft-page-break/></text:p>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text:soft-page-break/></text:p>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text:soft-page-break/></text:p>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oft-page-break/><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
        <text:p text:style-name="P8"/>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8"/>
        <text:p text:style-name="P11">#15.01</text:p>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1">#15.02</text:p>
        <text:p text:style-name="P8"/>
        <text:p text:style-name="P1"><text:s/>Next,</text:p>
        <text:p text:style-name="P1"/>
        <text:p text:style-name="P1"><text:s/>we describe the different kinds of plasma reactors used for CO2 conversion,</text:p>
        <text:p text:style-name="P1"/>
        <text:p text:style-name="P1"><text:s/>focusing on their advantages and <text:soft-page-break/>disadvantages.</text:p>
        <text:p text:style-name="P1"/>
        <text:p text:style-name="P8"/>
        <text:p text:style-name="P11">#15.03</text:p>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8"/>
        <text:p text:style-name="P11">#15.04</text:p>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8"/>
        <text:p text:style-name="P11">#15.05</text:p>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text:soft-page-break/>other,</text:p>
        <text:p text:style-name="P1"/>
        <text:p text:style-name="P1"><text:s/>making plasma a highly reactive and complex chemical cocktail,</text:p>
        <text:p text:style-name="P1"/>
        <text:p text:style-name="P1"><text:s/>which is of interest to many potential applications.</text:p>
        <text:p text:style-name="P1"/>
        <text:p text:style-name="P8"/>
        <text:p text:style-name="P11">#15.1.1</text:p>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1">#15.2.1</text:p>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
        <text:p text:style-name="P8"><text:soft-page-break/></text:p>
        <text:p text:style-name="P11">#15.3</text:p>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8"/>
        <text:p text:style-name="P11">#15.4</text:p>
        <text:p text:style-name="P1"/>
        <text:p text:style-name="P1">%%<text:span text:style-name="T1">red sprites</text:span>,</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8"/>
        <text:p text:style-name="P11">#15.5</text:p>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text:soft-page-break/></text:p>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8"/>
        <text:p text:style-name="P11">#15.6</text:p>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8"/>
        <text:p text:style-name="P11">#15.7</text:p>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oft-page-break/><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
        <text:p text:style-name="P8"/>
        <text:p text:style-name="P11">#16.0.1</text:p>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1">#16.0.2</text:p>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1">#16.0.3</text:p>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8"/>
        <text:p text:style-name="P1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text:soft-page-break/></text:p>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8"/>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8"/>
        <text:p text:style-name="P11">#17.0.1</text:p>
        <text:p text:style-name="P1"><text:s/>This potential difference creates an electric field,</text:p>
        <text:p text:style-name="P1"/>
        <text:p text:style-name="P1"><text:s/>which causes so-called gas breakdown,</text:p>
        <text:p text:style-name="P1"/>
        <text:p text:style-name="P1"><text:s/>i.</text:p>
        <text:p text:style-name="P1"/>
        <text:p text:style-name="P1"><text:soft-page-break/>e. the gas ‘breaks up’ (to some extent) into positive ions and electrons,</text:p>
        <text:p text:style-name="P1"/>
        <text:p text:style-name="P1"><text:s/>although the majority of the gas molecules still remain neutral.</text:p>
        <text:p text:style-name="P1"/>
        <text:p text:style-name="P8"/>
        <text:p text:style-name="P1"/>
        <text:p text:style-name="P11">#17.0.2</text:p>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
        <text:p text:style-name="P8"/>
        <text:p text:style-name="P11">#17.0.3</text:p>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8"/>
        <text:p text:style-name="P11">#17.0.4</text:p>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7"/>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7"/>
        <text:p text:style-name="P11">#17.1.1</text:p>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oft-page-break/><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8"/>
        <text:p text:style-name="P11">#17.1.2</text:p>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8"/>
        <text:p text:style-name="P11">#17.1.2</text:p>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text:p>
        <text:p text:style-name="P1"/>
        <text:p text:style-name="P1">In most cases, 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oft-page-break/><text:s/>whereas the heavy particles – even the ions – are not easily accelerated.</text:p>
        <text:p text:style-name="P1"/>
        <text:p text:style-name="P7"/>
        <text:p text:style-name="P11">#17.1.3</text:p>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8"/>
        <text:p text:style-name="P11">#17.1.4</text:p>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8"/>
        <text:p text:style-name="P11">#17.1.4</text:p>
        <text:p text:style-name="P1"><text:s/>Accordingly,</text:p>
        <text:p text:style-name="P1"/>
        <text:p text:style-name="P1"><text:s/>there is no need to heat the entire reactor or the gas,</text:p>
        <text:p text:style-name="P1"/>
        <text:p text:style-name="P1"><text:s/>because the discharge and the associated reactions are easily initiated by applying an electromagnetic field.</text:p>
        <text:p text:style-name="P1"/>
        <text:p text:style-name="P8"/>
        <text:p text:style-name="P11">#17.1.5</text:p>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8"/>
        <text:p text:style-name="P11">#17.1.6</text:p>
        <text:p text:style-name="P1"><text:s/>Furthermore,</text:p>
        <text:p text:style-name="P1"/>
        <text:p text:style-name="P1"><text:s/>its power consumption can easily be scaled and adjusted.</text:p>
        <text:p text:style-name="P1"/>
        <text:p text:style-name="P1"><text:soft-page-break/><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text:p>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text:soft-page-break/>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text:soft-page-break/>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oft-page-break/><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oft-page-break/><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oft-page-break/><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text:soft-page-break/>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text:soft-page-break/></text:p>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text:soft-page-break/>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oft-page-break/><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text:soft-page-break/>#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text:soft-page-break/></text:p>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oft-page-break/><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text:soft-page-break/></text:p>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oft-page-break/><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ext:soft-page-break/>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text:soft-page-break/>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text:soft-page-break/>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ext:soft-page-break/>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text:soft-page-break/></text:p>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oft-page-break/><text:s/>as always,</text:p>
        <text:p text:style-name="P1"/>
        <text:p text:style-name="P1"><text:s/>only a few candidates seem suitable for the specific task at hand,</text:p>
        <text:p text:style-name="P1"/>
        <text:p text:style-name="P1"><text:s/>as we outline here.</text:p>
        <text:p text:style-name="P1"/>
        <text:p text:style-name="P1"/>
        <text:p text:style-name="P8"/>
        <text:p text:style-name="P10">#23.3.1</text:p>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0">#23.3.2</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8"/>
        <text:p text:style-name="P10">#23.3.3</text:p>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8"/>
        <text:p text:style-name="P10">#23.3.4</text:p>
        <text:p text:style-name="P1">In the short run,</text:p>
        <text:p text:style-name="P1"/>
        <text:p text:style-name="P1"><text:s/>pure CO2 splitting using the most energy-efficient set-ups,</text:p>
        <text:p text:style-name="P1"/>
        <text:p text:style-name="P1"><text:s/>i.</text:p>
        <text:p text:style-name="P1"><text:soft-page-break/></text:p>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0">#23.3.5</text:p>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
        <text:p text:style-name="P10">#23.3.6</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0">#23.3.7</text:p>
        <text:p text:style-name="P1"/>
        <text:p text:style-name="P1">By all means,</text:p>
        <text:p text:style-name="P1"/>
        <text:p text:style-name="P1"><text:soft-page-break/><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
        <text:p text:style-name="P8"/>
        <text:p text:style-name="P1"/>
        <text:p text:style-name="P1"><text:s/>or combinations with other technologies,</text:p>
        <text:p text:style-name="P1"/>
        <text:p text:style-name="P1"><text:s/>such as catalysis or %%<text:span text:style-name="T1">SOEC</text:span>,</text:p>
        <text:p text:style-name="P1"/>
        <text:p text:style-name="P1"><text:s/>to further enhance the conversions and yields towards the desired value-added compounds,</text:p>
        <text:p text:style-name="P1"/>
        <text:p text:style-name="P8"/>
        <text:p text:style-name="P10">#23.4.1</text:p>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text:soft-page-break/>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text:soft-page-break/></text:p>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ft-page-break/><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oft-page-break/><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oft-page-break/><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text:soft-page-break/></text:p>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oft-page-break/><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text:soft-page-break/>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oft-page-break/><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text:soft-page-break/></text:p>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table:table table:name="表3" table:style-name="表3">
        <table:table-column table:style-name="表3.A"/>
        <table:table-column table:style-name="表3.B"/>
        <table:table-row>
          <table:table-cell table:style-name="表3.A1" office:value-type="float" office:value="1">
            <text:p text:style-name="P13">1</text:p>
          </table:table-cell>
          <table:table-cell table:style-name="表3.B1" office:value-type="string">
            <text:list xml:id="list7251735466188880028" text:style-name="L1">
              <text:list-item>
                <text:p text:style-name="P20"><text:span text:style-name="T3">write “aaa” || </text:span><text:span text:style-name="T4">select</text:span></text:p>
              </text:list-item>
              <text:list-item>
                <text:p text:style-name="P16">M – w &gt; a (<text:span text:style-name="T5">duplicate)</text:span></text:p>
              </text:list-item>
              <text:list-item>
                <text:p text:style-name="P16"><text:span text:style-name="T5">C – f &gt; “@x3” &gt; Ret x 2</text:span></text:p>
              </text:list-item>
              <text:list-item>
                <text:p text:style-name="P16"><text:span text:style-name="T5">select ==&gt; “@x3” || cut [M – x] || M – Tab (back to the orig)</text:span></text:p>
              </text:list-item>
              <text:list-item>
                <text:p text:style-name="P16"><text:span text:style-name="T5">M – v (paste) || M – Tab (to the dup)</text:span></text:p>
              </text:list-item>
              <text:list-item>
                <text:p text:style-name="P16"><text:span text:style-name="T5">select ==&gt; loc label <text:s/>|| M – c || C – w (close the dup)</text:span></text:p>
              </text:list-item>
              <text:list-item>
                <text:p text:style-name="P16"><text:span text:style-name="T5">M – v (paste)</text:span></text:p>
              </text:list-item>
              <text:list-item>
                <text:p text:style-name="P16"><text:span text:style-name="T5">new label ==&gt; edit</text:span></text:p>
              </text:list-item>
              <text:list-item>
                <text:p text:style-name="P16"><text:span text:style-name="T5">C – s (save)</text:span></text:p>
              </text:list-item>
            </text:list>
          </table:table-cell>
        </table:table-row>
        <table:table-row>
          <table:table-cell table:style-name="表3.A2">
            <text:p text:style-name="P13"/>
          </table:table-cell>
          <table:table-cell table:style-name="表3.B2" office:value-type="string">
            <text:p text:style-name="P1"><text:span text:style-name="T5"/></text:p>
          </table:table-cell>
        </table:table-row>
        <table:table-row>
          <table:table-cell table:style-name="表3.A2">
            <text:p text:style-name="P13"/>
          </table:table-cell>
          <table:table-cell table:style-name="表3.B2" office:value-type="string">
            <text:p text:style-name="P1"/>
          </table:table-cell>
        </table:table-row>
        <table:table-row>
          <table:table-cell table:style-name="表3.A2">
            <text:p text:style-name="P13"/>
          </table:table-cell>
          <table:table-cell table:style-name="表3.B2" office:value-type="string">
            <text:p text:style-name="P1"/>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9-03T16:35:13.14</dc:date>
    <dc:creator>iwabuchi ken</dc:creator>
    <meta:editing-duration>PT17H39M34S</meta:editing-duration>
    <meta:editing-cycles>176</meta:editing-cycles>
    <meta:generator>OpenOffice/4.1.3$Win32 OpenOffice.org_project/413m1$Build-9783</meta:generator>
    <meta:document-statistic meta:table-count="3" meta:image-count="0" meta:object-count="0" meta:page-count="89" meta:paragraph-count="2113" meta:word-count="18080" meta:character-count="116403"/>
  </office:meta>
</office:document-meta>
</file>